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2" style:family="paragraph" style:parent-style-name="Normal">
      <style:paragraph-properties fo:margin-top="0in" fo:margin-bottom="0in" fo:line-height="100%"/>
      <style:text-properties style:font-name="Times New Roman" fo:font-size="11pt" fo:language="fr" fo:country="CA" style:font-size-asian="11pt" style:font-name-complex="Times New Roman" style:font-size-complex="11pt"/>
    </style:style>
    <style:style style:name="P3" style:family="paragraph" style:parent-style-name="Normal">
      <style:text-properties style:font-name="Times New Roman"/>
    </style:style>
    <style:style style:name="P4" style:family="paragraph" style:parent-style-name="Normal" style:master-page-name="MP0">
      <style:paragraph-properties fo:margin-top="0in" fo:margin-bottom="0in" fo:line-height="100%" style:page-number="auto" fo:break-before="page"/>
      <style:text-properties style:font-name="Times New Roman" fo:font-size="11pt" fo:language="fr" fo:country="CA" style:font-size-asian="11pt" style:font-name-complex="Times New Roman" style:font-size-complex="11pt"/>
    </style:style>
    <style:style style:name="P5" style:family="paragraph" style:parent-style-name="Normal">
      <style:paragraph-properties fo:margin-top="0in" fo:margin-bottom="0in" fo:line-height="100%"/>
      <style:text-properties fo:font-variant="normal" fo:text-transform="none" fo:color="#202124" style:font-name="Times New Roman" fo:font-size="11pt" fo:letter-spacing="normal" fo:font-style="normal" fo:font-weight="normal" style:font-size-asian="11pt" style:font-name-complex="Times New Roman" style:font-size-complex="11pt"/>
    </style:style>
    <style:style style:name="P6" style:family="paragraph" style:parent-style-name="Normal">
      <style:paragraph-properties fo:margin-top="0in" fo:margin-bottom="0in" fo:line-height="100%"/>
      <style:text-properties style:font-name="Times New Roman" fo:font-size="11pt" fo:language="fr" fo:country="CA" style:font-size-asian="11pt" style:font-name-complex="Times New Roman" style:font-size-complex="11pt"/>
    </style:style>
    <style:style style:name="P7" style:family="paragraph" style:parent-style-name="Normal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8" style:family="paragraph" style:parent-style-name="Normal">
      <style:text-properties style:font-name="Times New Roman"/>
    </style:style>
    <style:style style:name="T1" style:family="text">
      <style:text-properties fo:font-variant="normal" fo:text-transform="none" fo:color="#202124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omas Milton Maestas</text:p>
      <text:p text:style-name="P2">2300 Calle de Real</text:p>
      <text:p text:style-name="P2">Albuquerque, NM 87106</text:p>
      <text:p text:style-name="P2">505.508.7707</text:p>
      <text:p text:style-name="P2">thomas.maestas@hotmail.com</text:p>
      <text:p text:style-name="P2"/>
      <text:p text:style-name="P2">April 27, 2019</text:p>
      <text:p text:style-name="P2"/>
      <text:p text:style-name="P3">University of New Mexico</text:p>
      <text:p text:style-name="P3">1 University of New Mexico <text:line-break/>Albuquerque, NM 87131</text:p>
      <text:p text:style-name="P1"/>
      <text:p text:style-name="P1">Dear hiring committee,</text:p>
      <text:p text:style-name="P5"/>
      <text:p text:style-name="P1"><text:span text:style-name="T1">Please accept my candidacy for the position of Programmer Analyst 2. <text:s/>I have 7 years' experience in web development, including several</text:span> semester-contracts maintaining the UNM Sociology Department's website. I am very proficient with PHP, XML/XSLT, JavaScript ES6, along with AJAX/REST API and Node.js. Along with my Cascade CMS experience, I <text:s/>have command-line proficiency in Windows and Linux settings, along with SSH and SFTP experience. I use build tools including Grunt, Gulp, Sass, Webpack, Git version control. <text:s/><text:line-break/><text:line-break/><text:span text:style-name="T1">Perhaps more important than programming skills, I am a continual learner with a lot of enthusiasm for productivity. <text:s/>Although I'm self-sufficient with problem-solving resources and online research, I excel in a team setting and continually aim to improve my communication within the team. <text:s/>I hope to have the opportunity to meet in person to further expand on the specifics of my skillset. Thank you for considering my application materials, and I look forward to speaking with you.</text:span></text:p>
      <text:p text:style-name="P1"/>
      <text:p text:style-name="P1">Sincerely, </text:p>
      <text:p text:style-name="P1"/>
      <text:p text:style-name="P1">Thomas Maesta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 Maestas</meta:initial-creator>
    <meta:creation-date>2019-03-27T12:26:06.77</meta:creation-date>
    <dc:date>2019-04-27T17:25:58.41</dc:date>
    <dc:creator>Eli  Maestas</dc:creator>
    <meta:editing-duration>PT41M57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2" meta:word-count="186" meta:character-count="1233"/>
  </office:meta>
</office:document-meta>
</file>